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officeooo:rsid="000b6092" officeooo:paragraph-rsid="000b6092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b6092" officeooo:paragraph-rsid="000c75c6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7bf91" officeooo:paragraph-rsid="0007bf91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c75c6" officeooo:paragraph-rsid="000c75c6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3101c0" officeooo:paragraph-rsid="000c75c6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paragraph-rsid="000b6092" style:font-size-asian="14pt" style:font-size-complex="14pt"/>
    </style:style>
    <style:style style:name="T1" style:family="text">
      <style:text-properties officeooo:rsid="000b6092"/>
    </style:style>
    <style:style style:name="T2" style:family="text">
      <style:text-properties officeooo:rsid="000c75c6"/>
    </style:style>
    <style:style style:name="T3" style:family="text">
      <style:text-properties officeooo:rsid="0007bf91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scala</text:h>
      <text:p text:style-name="P6">É relacionada ao tamanho de um objeto em relação ao outro. Não importa o quão grande ou pequeno um objeto seja, ele não terá escala até ser comparado com outro. Isso vai permitir criar equilibrio em um design e dar foco nos elementos dominantes. Quanto maior a escala de diferença, maior a ênfase.</text:p>
      <text:p text:style-name="P5"/>
      <text:p text:style-name="P5">É uma parte importante do design. Cria ênfase, drama, ajuda na hierarquia, deixa mais dinâmico e com profundidade, facil de se ver, entendivel e o projeto ganha mais diversidade</text:p>
      <text:p text:style-name="P4"/>
      <text:p text:style-name="P3"><text:span text:style-name="T2">pode ser </text:span>a correlação entre a medida de uma representação e a medida real do que esta sendo representado ou a relação <text:span text:style-name="T2">de tamanho</text:span> entre dois elementos. <text:span text:style-name="T2">N</text:span><text:span text:style-name="T3">em sempre precisa ser baseada no realismo. Tambem pode ser usado para indicar quais partes são mais e menos importante.</text:span></text:p>
      <text:p text:style-name="P3"/>
      <text:p text:style-name="P5">Tambem é u<text:span text:style-name="T1">tilizado para orientar quem esta vendo a arte, </text:span>permitindo o visitante<text:span text:style-name="T1"> entender quais partes são mais e menos importantes.</text:span></text:p>
      <text:p text:style-name="P5"/>
      <text:p text:style-name="P2"><text:span text:style-name="T4">Escala natural -</text:span> É aquela utilizada quando o tamanho de um elemento é igual ao tamanho real do objeto.</text:p>
      <text:p text:style-name="P2"/>
      <text:p text:style-name="P2"><text:span text:style-name="T4">Escala de redução -</text:span> É utilizada para representar um objeto em tamanho menor do que o tamanho real.</text:p>
      <text:p text:style-name="P2"/>
      <text:p text:style-name="P2"><text:soft-page-break/><text:span text:style-name="T4">Escala de ampliação -</text:span> É utilizada para representar um objeto em tamanho maior do que o tamanho real.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2:25:12.462000000</meta:creation-date>
    <dc:date>2024-01-23T20:00:38.931000000</dc:date>
    <meta:editing-duration>PT2H8M56S</meta:editing-duration>
    <meta:editing-cycles>6</meta:editing-cycles>
    <meta:generator>EasyOffice/7.6.2.1.0$Windows_X86_64 LibreOffice_project/0bc4d647150f05f02b71ccb5539a4012b57f1faf</meta:generator>
    <meta:document-statistic meta:table-count="0" meta:image-count="0" meta:object-count="0" meta:page-count="2" meta:paragraph-count="8" meta:word-count="206" meta:character-count="1182" meta:non-whitespace-character-count="984"/>
  </office:meta>
</office:document-meta>
</file>